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9.774cm" fo:min-width="56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Eurostile" style:font-pitch="variable" fo:font-size="60pt" style:font-size-asian="60pt" style:font-size-complex="60pt"/>
    </style:style>
    <style:style style:name="P4" style:family="paragraph">
      <style:paragraph-properties fo:margin-left="0cm" fo:margin-right="0cm" fo:line-height="100%" fo:text-align="center" fo:text-indent="0cm"/>
      <style:text-properties fo:font-size="44pt" style:font-size-asian="44pt" style:font-size-complex="44pt"/>
    </style:style>
    <style:style style:name="P5" style:family="paragraph">
      <style:paragraph-properties fo:margin-left="0cm" fo:margin-right="0cm" fo:line-height="100%" fo:text-align="center" fo:text-indent="0cm"/>
      <style:text-properties fo:font-family="Eurostile" style:font-pitch="variable" fo:font-size="44pt" style:font-size-asian="44pt" style:font-size-complex="44pt"/>
    </style:style>
    <style:style style:name="T1" style:family="text">
      <style:text-properties fo:font-family="Eurostile" style:font-pitch="variable" fo:font-size="60pt" style:font-size-asian="60pt" style:font-size-complex="60pt"/>
    </style:style>
    <style:style style:name="T2" style:family="text">
      <style:text-properties fo:font-family="Eurostile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1.288cm" svg:height="16.932cm" svg:x="1.2cm" svg:y="2.034cm">
          <draw:image xlink:href="../sr-hosted.png" xlink:type="simple" xlink:show="embed" xlink:actuate="onLoad">
            <text:p/>
          </draw:image>
        </draw:frame>
        <draw:frame draw:style-name="gr2" draw:text-style-name="P3" draw:layer="layout" svg:width="11.653cm" svg:height="2.524cm" svg:x="14.936cm" svg:y="2.3cm">
          <draw:text-box>
            <text:p text:style-name="P2"><text:span text:style-name="T1">Photography</text:span></text:p>
          </draw:text-box>
        </draw:frame>
        <draw:frame draw:style-name="gr3" draw:text-style-name="P5" draw:layer="layout" svg:width="15cm" svg:height="14.524cm" svg:x="13.5cm" svg:y="4.976cm">
          <draw:text-box>
            <text:p text:style-name="P4"><text:span text:style-name="T2">Warning!</text:span></text:p>
            <text:p text:style-name="P4"><text:span text:style-name="T2"/></text:p>
            <text:p text:style-name="P4"><text:span text:style-name="T2">Photographs may be taken at any time during this event for use around the worl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Peter Law</meta:initial-creator>
    <meta:creation-date>2009-04-16T16:39:14</meta:creation-date>
    <dc:creator>pjcl106</dc:creator>
    <dc:date>2009-04-17T16:12:13</dc:date>
    <meta:printed-by>pjcl106</meta:printed-by>
    <meta:print-date>2009-04-17T15:48:26</meta:print-date>
    <meta:editing-cycles>6</meta:editing-cycles>
    <meta:editing-duration>PT19M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